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ff0" officeooo:paragraph-rsid="0000dff0"/>
    </style:style>
    <style:style style:name="P2" style:family="paragraph" style:parent-style-name="Standard">
      <style:text-properties officeooo:rsid="0001c933" officeooo:paragraph-rsid="0001c933"/>
    </style:style>
    <style:style style:name="P3" style:family="paragraph" style:parent-style-name="Standard">
      <style:text-properties fo:font-weight="bold" officeooo:rsid="0001c933" officeooo:paragraph-rsid="0001c933" style:font-weight-asian="bold" style:font-weight-complex="bold"/>
    </style:style>
    <style:style style:name="P4" style:family="paragraph" style:parent-style-name="Standard">
      <style:text-properties fo:font-weight="bold" officeooo:rsid="00038a51" officeooo:paragraph-rsid="00038a51" style:font-weight-asian="bold" style:font-weight-complex="bold"/>
    </style:style>
    <style:style style:name="P5" style:family="paragraph" style:parent-style-name="Standard">
      <style:text-properties fo:font-weight="bold" officeooo:rsid="0004f2a7" officeooo:paragraph-rsid="0004f2a7" style:font-weight-asian="bold" style:font-weight-complex="bold"/>
    </style:style>
    <style:style style:name="P6" style:family="paragraph" style:parent-style-name="Standard">
      <style:text-properties fo:font-weight="bold" officeooo:rsid="000a2335" officeooo:paragraph-rsid="000a2335" style:font-weight-asian="bold" style:font-weight-complex="bold"/>
    </style:style>
    <style:style style:name="P7" style:family="paragraph" style:parent-style-name="Standard">
      <style:text-properties fo:font-weight="bold" officeooo:rsid="0010262a" officeooo:paragraph-rsid="0010262a" style:font-weight-asian="bold" style:font-weight-complex="bold"/>
    </style:style>
    <style:style style:name="P8" style:family="paragraph" style:parent-style-name="Standard">
      <style:text-properties fo:font-weight="bold" officeooo:rsid="0017d819" officeooo:paragraph-rsid="0017d819" style:font-weight-asian="bold" style:font-weight-complex="bold"/>
    </style:style>
    <style:style style:name="P9" style:family="paragraph" style:parent-style-name="Standard">
      <style:text-properties fo:font-weight="bold" officeooo:rsid="0019cff1" officeooo:paragraph-rsid="0019cff1" style:font-weight-asian="bold" style:font-weight-complex="bold"/>
    </style:style>
    <style:style style:name="P10" style:family="paragraph" style:parent-style-name="Standard">
      <style:text-properties fo:font-weight="bold" officeooo:rsid="001f1fbf" officeooo:paragraph-rsid="001f1fbf" style:font-weight-asian="bold" style:font-weight-complex="bold"/>
    </style:style>
    <style:style style:name="P11" style:family="paragraph" style:parent-style-name="Standard">
      <style:text-properties fo:font-size="22pt" fo:font-weight="bold" officeooo:rsid="0001c933" officeooo:paragraph-rsid="0001c933" style:font-size-asian="22pt" style:font-weight-asian="bold" style:font-size-complex="22pt" style:font-weight-complex="bold"/>
    </style:style>
    <style:style style:name="P12" style:family="paragraph" style:parent-style-name="Standard">
      <style:text-properties fo:font-weight="normal" officeooo:rsid="0004f2a7" officeooo:paragraph-rsid="0004f2a7" style:font-weight-asian="normal" style:font-weight-complex="normal"/>
    </style:style>
    <style:style style:name="P13" style:family="paragraph" style:parent-style-name="Standard">
      <style:text-properties fo:font-weight="normal" officeooo:rsid="00065760" officeooo:paragraph-rsid="00065760" style:font-weight-asian="normal" style:font-weight-complex="normal"/>
    </style:style>
    <style:style style:name="P14" style:family="paragraph" style:parent-style-name="Standard">
      <style:text-properties fo:font-weight="normal" officeooo:rsid="00070965" officeooo:paragraph-rsid="00070965" style:font-weight-asian="normal" style:font-weight-complex="normal"/>
    </style:style>
    <style:style style:name="P15" style:family="paragraph" style:parent-style-name="Standard">
      <style:text-properties fo:font-weight="normal" officeooo:rsid="000a2335" officeooo:paragraph-rsid="000a2335" style:font-weight-asian="normal" style:font-weight-complex="normal"/>
    </style:style>
    <style:style style:name="P16" style:family="paragraph" style:parent-style-name="Standard">
      <style:text-properties fo:font-weight="normal" officeooo:rsid="000b69dc" officeooo:paragraph-rsid="000b69dc" style:font-weight-asian="normal" style:font-weight-complex="normal"/>
    </style:style>
    <style:style style:name="P17" style:family="paragraph" style:parent-style-name="Standard">
      <style:text-properties fo:font-weight="normal" officeooo:rsid="0010262a" officeooo:paragraph-rsid="0010262a" style:font-weight-asian="normal" style:font-weight-complex="normal"/>
    </style:style>
    <style:style style:name="P18" style:family="paragraph" style:parent-style-name="Standard">
      <style:text-properties fo:font-weight="normal" officeooo:rsid="0017d819" officeooo:paragraph-rsid="0017d819" style:font-weight-asian="normal" style:font-weight-complex="normal"/>
    </style:style>
    <style:style style:name="P19" style:family="paragraph" style:parent-style-name="Standard">
      <style:text-properties fo:font-weight="normal" officeooo:rsid="0019cff1" officeooo:paragraph-rsid="0019cff1" style:font-weight-asian="normal" style:font-weight-complex="normal"/>
    </style:style>
    <style:style style:name="P20" style:family="paragraph" style:parent-style-name="Standard">
      <style:text-properties fo:font-weight="normal" officeooo:rsid="001c83d1" officeooo:paragraph-rsid="001c83d1" style:font-weight-asian="normal" style:font-weight-complex="normal"/>
    </style:style>
    <style:style style:name="P21" style:family="paragraph" style:parent-style-name="Standard">
      <style:text-properties fo:font-weight="normal" officeooo:rsid="001e00a9" officeooo:paragraph-rsid="001e00a9" style:font-weight-asian="normal" style:font-weight-complex="normal"/>
    </style:style>
    <style:style style:name="P22" style:family="paragraph" style:parent-style-name="Standard">
      <style:text-properties fo:font-weight="normal" officeooo:rsid="001f1fbf" officeooo:paragraph-rsid="001f1fbf" style:font-weight-asian="normal" style:font-weight-complex="normal"/>
    </style:style>
    <style:style style:name="P23" style:family="paragraph" style:parent-style-name="Standard">
      <style:text-properties fo:font-weight="normal" officeooo:rsid="00225c0c" officeooo:paragraph-rsid="00225c0c" style:font-weight-asian="normal" style:font-weight-complex="normal"/>
    </style:style>
    <style:style style:name="P24" style:family="paragraph" style:parent-style-name="Standard">
      <style:text-properties fo:font-weight="normal" officeooo:rsid="0022ceb3" officeooo:paragraph-rsid="0022ceb3" style:font-weight-asian="normal" style:font-weight-complex="normal"/>
    </style:style>
    <style:style style:name="P25" style:family="paragraph" style:parent-style-name="Standard">
      <style:text-properties fo:font-weight="normal" officeooo:rsid="00248bbe" officeooo:paragraph-rsid="00248bbe" style:font-weight-asian="normal" style:font-weight-complex="normal"/>
    </style:style>
    <style:style style:name="P26" style:family="paragraph" style:parent-style-name="Preformatted_20_Text">
      <style:text-properties fo:font-weight="normal" officeooo:rsid="000a2335" officeooo:paragraph-rsid="000a2335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P28" style:family="paragraph" style:parent-style-name="Standard">
      <style:text-properties fo:font-weight="normal" officeooo:rsid="00248bbe" officeooo:paragraph-rsid="00248bbe" style:font-weight-asian="normal" style:font-weight-complex="normal"/>
    </style:style>
    <style:style style:name="P29" style:family="paragraph" style:parent-style-name="Standard">
      <style:text-properties fo:font-weight="normal" officeooo:rsid="0025f55c" officeooo:paragraph-rsid="0025f55c" style:font-weight-asian="normal" style:font-weight-complex="normal"/>
    </style:style>
    <style:style style:name="P30" style:family="paragraph" style:parent-style-name="Standard">
      <style:text-properties fo:font-weight="normal" officeooo:rsid="00262e95" officeooo:paragraph-rsid="00262e95" style:font-weight-asian="normal" style:font-weight-complex="normal"/>
    </style:style>
    <style:style style:name="P31" style:family="paragraph" style:parent-style-name="Standard">
      <style:text-properties fo:font-weight="normal" officeooo:rsid="0027ba0e" officeooo:paragraph-rsid="0027ba0e" style:font-weight-asian="normal" style:font-weight-complex="normal"/>
    </style:style>
    <style:style style:name="P32" style:family="paragraph" style:parent-style-name="Standard">
      <style:text-properties fo:font-weight="normal" officeooo:rsid="0027d24a" officeooo:paragraph-rsid="0027d24a" style:font-weight-asian="normal" style:font-weight-complex="normal"/>
    </style:style>
    <style:style style:name="P33" style:family="paragraph" style:parent-style-name="Standard">
      <style:text-properties fo:font-weight="normal" officeooo:rsid="0027d24a" officeooo:paragraph-rsid="002a0f63" style:font-weight-asian="normal" style:font-weight-complex="normal"/>
    </style:style>
    <style:style style:name="P34" style:family="paragraph" style:parent-style-name="Standard">
      <style:text-properties fo:font-weight="normal" officeooo:rsid="002dcb5e" officeooo:paragraph-rsid="002dcb5e" style:font-weight-asian="normal" style:font-weight-complex="normal"/>
    </style:style>
    <style:style style:name="P35" style:family="paragraph" style:parent-style-name="Standard">
      <style:text-properties fo:font-weight="bold" officeooo:rsid="0027d24a" officeooo:paragraph-rsid="0027d24a" style:font-weight-asian="bold" style:font-weight-complex="bold"/>
    </style:style>
    <style:style style:name="P36" style:family="paragraph" style:parent-style-name="Standard">
      <style:text-properties fo:font-weight="bold" officeooo:rsid="0029d200" officeooo:paragraph-rsid="0029d200" style:font-weight-asian="bold" style:font-weight-complex="bold"/>
    </style:style>
    <style:style style:name="P37" style:family="paragraph" style:parent-style-name="Standard">
      <style:text-properties fo:font-weight="bold" officeooo:rsid="002dcb5e" officeooo:paragraph-rsid="002dcb5e" style:font-weight-asian="bold" style:font-weight-complex="bold"/>
    </style:style>
    <style:style style:name="P38" style:family="paragraph" style:parent-style-name="Standard">
      <style:text-properties fo:font-weight="bold" officeooo:rsid="001f1fbf" officeooo:paragraph-rsid="0035bb84" style:font-weight-asian="bold" style:font-weight-complex="bold"/>
    </style:style>
    <style:style style:name="P39" style:family="paragraph" style:parent-style-name="Standard">
      <style:text-properties officeooo:rsid="0000dff0" officeooo:paragraph-rsid="0000dff0"/>
    </style:style>
    <style:style style:name="P40" style:family="paragraph" style:parent-style-name="Standard">
      <style:text-properties fo:font-size="24pt" fo:font-weight="bold" officeooo:rsid="002d8c60" officeooo:paragraph-rsid="002d8c60" style:font-size-asian="24pt" style:font-weight-asian="bold" style:font-size-complex="24pt" style:font-weight-complex="bold"/>
    </style:style>
    <style:style style:name="P41" style:family="paragraph" style:parent-style-name="Standard">
      <style:text-properties fo:font-size="24pt" fo:font-weight="bold" officeooo:rsid="002dcb5e" officeooo:paragraph-rsid="002dcb5e" style:font-size-asian="24pt" style:font-weight-asian="bold" style:font-size-complex="24pt" style:font-weight-complex="bold"/>
    </style:style>
    <style:style style:name="P42" style:family="paragraph" style:parent-style-name="Standard">
      <style:text-properties fo:font-size="24pt" fo:font-weight="bold" officeooo:rsid="002f9ced" officeooo:paragraph-rsid="002f9ced" style:font-size-asian="24pt" style:font-weight-asian="bold" style:font-size-complex="24pt" style:font-weight-complex="bold"/>
    </style:style>
    <style:style style:name="P43" style:family="paragraph" style:parent-style-name="Standard">
      <style:text-properties fo:font-size="12pt" fo:font-weight="bold" officeooo:rsid="003c595b" officeooo:paragraph-rsid="0038f406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3d30e9" officeooo:paragraph-rsid="003d30e9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4016a4" officeooo:paragraph-rsid="004016a4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440631" officeooo:paragraph-rsid="00440631" style:font-size-asian="10.5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464c6e" officeooo:paragraph-rsid="00464c6e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4b22f0" officeooo:paragraph-rsid="004b22f0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5de941" officeooo:paragraph-rsid="005de941" style:font-size-asian="10.5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5f014b" officeooo:paragraph-rsid="005f014b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normal" officeooo:rsid="002f9ced" officeooo:paragraph-rsid="002f9ce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1523f" officeooo:paragraph-rsid="0031523f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18baf" officeooo:paragraph-rsid="00318baf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3527b" officeooo:paragraph-rsid="0033527b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3a174" officeooo:paragraph-rsid="0033a174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7cdad" officeooo:paragraph-rsid="0037cdad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8f406" officeooo:paragraph-rsid="0038f406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d30e9" officeooo:paragraph-rsid="003d30e9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4016a4" officeooo:paragraph-rsid="004016a4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4b22f0" officeooo:paragraph-rsid="004b22f0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5de941" officeooo:paragraph-rsid="005de941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0d434" officeooo:paragraph-rsid="0060d434" style:font-size-asian="10.5pt" style:font-weight-asian="normal" style:font-size-complex="12pt" style:font-weight-complex="normal"/>
    </style:style>
    <style:style style:name="P63" style:family="paragraph" style:parent-style-name="Standard">
      <style:text-properties officeooo:paragraph-rsid="004016a4"/>
    </style:style>
    <style:style style:name="P64" style:family="paragraph" style:parent-style-name="Standard">
      <style:text-properties officeooo:paragraph-rsid="00464c6e"/>
    </style:style>
    <style:style style:name="P65" style:family="paragraph" style:parent-style-name="Standard">
      <style:text-properties officeooo:paragraph-rsid="004cae8f"/>
    </style:style>
    <style:style style:name="P66" style:family="paragraph" style:parent-style-name="Standard">
      <style:text-properties style:font-name="Liberation Serif" fo:font-size="12pt" fo:font-weight="normal" officeooo:rsid="005de941" officeooo:paragraph-rsid="005de941" style:font-size-asian="10.5pt" style:font-weight-asian="normal" style:font-size-complex="12pt" style:font-weight-complex="normal"/>
    </style:style>
    <style:style style:name="P67" style:family="paragraph" style:parent-style-name="Preformatted_20_Text">
      <style:text-properties fo:font-size="12pt" fo:font-weight="normal" officeooo:rsid="004b22f0" officeooo:paragraph-rsid="004b22f0" style:font-size-asian="10.5pt" style:font-weight-asian="normal" style:font-size-complex="12pt" style:font-weight-complex="normal"/>
    </style:style>
    <style:style style:name="P68" style:family="paragraph" style:parent-style-name="Preformatted_20_Text">
      <style:text-properties fo:font-size="12pt" fo:font-weight="normal" officeooo:rsid="0060d434" officeooo:paragraph-rsid="0060d434" style:font-size-asian="10.5pt" style:font-weight-asian="normal" style:font-size-complex="12pt" style:font-weight-complex="normal"/>
    </style:style>
    <style:style style:name="P69" style:family="paragraph" style:parent-style-name="Preformatted_20_Text">
      <style:text-properties officeooo:paragraph-rsid="004f85cc"/>
    </style:style>
    <style:style style:name="P70" style:family="paragraph" style:parent-style-name="Preformatted_20_Text">
      <style:paragraph-properties fo:line-height="0.1764in"/>
      <style:text-properties style:font-name="Liberation Serif" fo:font-size="12pt" style:font-size-asian="12pt" style:font-size-complex="12pt"/>
    </style:style>
    <style:style style:name="P71" style:family="paragraph" style:parent-style-name="Preformatted_20_Text">
      <style:paragraph-properties fo:margin-top="0in" fo:margin-bottom="0.1965in" loext:contextual-spacing="false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4d87c3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4f85cc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4c62f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61ea67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652165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paragraph-rsid="00660aac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6690a3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6775c4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69aa82"/>
    </style:style>
    <style:style style:name="P81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82" style:family="paragraph" style:parent-style-name="Preformatted_20_Text">
      <style:paragraph-properties fo:margin-top="0in" fo:margin-bottom="0.1965in" loext:contextual-spacing="false"/>
      <style:text-properties officeooo:paragraph-rsid="006a8629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6bfaa6"/>
    </style:style>
    <style:style style:name="P84" style:family="paragraph" style:parent-style-name="Preformatted_20_Text">
      <style:paragraph-properties fo:margin-top="0in" fo:margin-bottom="0.1965in" loext:contextual-spacing="false" fo:line-height="0.1764in"/>
    </style:style>
    <style:style style:name="P85" style:family="paragraph" style:parent-style-name="Preformatted_20_Text">
      <style:paragraph-properties fo:margin-top="0in" fo:margin-bottom="0.1965in" loext:contextual-spacing="false" fo:line-height="0.1764in"/>
      <style:text-properties officeooo:paragraph-rsid="006e6896"/>
    </style:style>
    <style:style style:name="P86" style:family="paragraph" style:parent-style-name="Preformatted_20_Text">
      <style:paragraph-properties fo:margin-top="0in" fo:margin-bottom="0.1965in" loext:contextual-spacing="false"/>
      <style:text-properties officeooo:paragraph-rsid="00712788"/>
    </style:style>
    <style:style style:name="P87" style:family="paragraph" style:parent-style-name="Preformatted_20_Text">
      <style:paragraph-properties fo:margin-top="0in" fo:margin-bottom="0.1965in" loext:contextual-spacing="false"/>
      <style:text-properties officeooo:paragraph-rsid="0071c3fd"/>
    </style:style>
    <style:style style:name="P88" style:family="paragraph" style:parent-style-name="Text_20_body">
      <style:text-properties officeooo:paragraph-rsid="00568e53"/>
    </style:style>
    <style:style style:name="T1" style:family="text">
      <style:text-properties officeooo:rsid="00070965"/>
    </style:style>
    <style:style style:name="T2" style:family="text">
      <style:text-properties officeooo:rsid="000afb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6b82" style:font-weight-asian="bold" style:font-weight-complex="bold"/>
    </style:style>
    <style:style style:name="T5" style:family="text">
      <style:text-properties fo:font-weight="bold" officeooo:rsid="001c83d1" style:font-weight-asian="bold" style:font-weight-complex="bold"/>
    </style:style>
    <style:style style:name="T6" style:family="text">
      <style:text-properties fo:font-weight="bold" officeooo:rsid="001e00a9" style:font-weight-asian="bold" style:font-weight-complex="bold"/>
    </style:style>
    <style:style style:name="T7" style:family="text">
      <style:text-properties officeooo:rsid="000fe221"/>
    </style:style>
    <style:style style:name="T8" style:family="text">
      <style:text-properties officeooo:rsid="0010262a"/>
    </style:style>
    <style:style style:name="T9" style:family="text">
      <style:text-properties officeooo:rsid="0011cfd7"/>
    </style:style>
    <style:style style:name="T10" style:family="text">
      <style:text-properties officeooo:rsid="0012c243"/>
    </style:style>
    <style:style style:name="T11" style:family="text">
      <style:text-properties officeooo:rsid="0014ff79"/>
    </style:style>
    <style:style style:name="T12" style:family="text">
      <style:text-properties officeooo:rsid="0016625e"/>
    </style:style>
    <style:style style:name="T13" style:family="text">
      <style:text-properties officeooo:rsid="0018408c"/>
    </style:style>
    <style:style style:name="T14" style:family="text">
      <style:text-properties officeooo:rsid="0019cff1"/>
    </style:style>
    <style:style style:name="T15" style:family="text">
      <style:text-properties officeooo:rsid="001b6b82"/>
    </style:style>
    <style:style style:name="T16" style:family="text">
      <style:text-properties officeooo:rsid="001c83d1"/>
    </style:style>
    <style:style style:name="T17" style:family="text">
      <style:text-properties officeooo:rsid="001e00a9"/>
    </style:style>
    <style:style style:name="T18" style:family="text">
      <style:text-properties officeooo:rsid="002a0f6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2pt" fo:font-weight="normal" officeooo:rsid="004016a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4c6e" style:font-size-asian="10.5pt" style:font-weight-asian="normal" style:font-size-complex="12pt" style:font-weight-complex="normal"/>
    </style:style>
    <style:style style:name="T22" style:family="text">
      <style:text-properties officeooo:rsid="0047c9ae"/>
    </style:style>
    <style:style style:name="T23" style:family="text">
      <style:text-properties officeooo:rsid="004d87c3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4f85cc" style:font-size-asian="10pt" style:font-size-complex="10pt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712788" style:font-size-asian="12pt" style:font-size-complex="12pt"/>
    </style:style>
    <style:style style:name="T29" style:family="text">
      <style:text-properties style:font-name="Liberation Serif" fo:font-size="12pt" officeooo:rsid="0071c3fd" style:font-size-asian="12pt" style:font-size-complex="12pt"/>
    </style:style>
    <style:style style:name="T30" style:family="text">
      <style:text-properties style:font-name="Liberation Serif" fo:font-size="12pt" fo:font-weight="bold" officeooo:rsid="0054c62f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font-weight="bold" officeooo:rsid="0061ea67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font-weight="bold" officeooo:rsid="006205e9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weight="bold" officeooo:rsid="00660aac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2pt" fo:font-weight="bold" officeooo:rsid="006775c4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fo:font-weight="bold" officeooo:rsid="00712788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bold" officeooo:rsid="0071c3fd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4f85cc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54c62f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652165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6690a3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6775c4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681c0f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069aa82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0712788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071c3fd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style="normal" fo:font-weight="bold" officeooo:rsid="004f85cc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Liberation Serif" fo:font-weight="bold" officeooo:rsid="00712788" style:font-weight-asian="bold" style:font-weight-complex="bold"/>
    </style:style>
    <style:style style:name="T49" style:family="text">
      <style:text-properties style:font-name="Liberation Serif" fo:font-size="20pt" fo:font-weight="bold" officeooo:rsid="00712788" style:font-size-asian="20pt" style:font-weight-asian="bold" style:font-size-complex="20pt" style:font-weight-complex="bold"/>
    </style:style>
    <style:style style:name="T50" style:family="text">
      <style:text-properties officeooo:rsid="00585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Javabrains</text:p>
      <text:p text:style-name="P40"/>
      <text:p text:style-name="P1">Build tool → build our code in our development environment</text:p>
      <text:p text:style-name="P1">Project management tool → dependency management </text:p>
      <text:p text:style-name="P1"/>
      <text:p text:style-name="P11">Common problems</text:p>
      <text:p text:style-name="P11"/>
      <text:p text:style-name="P3">Multiple jars</text:p>
      <text:p text:style-name="P2"><text:tab/>hibernate → 10 jars</text:p>
      <text:p text:style-name="P2"><text:tab/></text:p>
      <text:p text:style-name="P2"><text:tab/>make sure jars are available during compile time</text:p>
      <text:p text:style-name="P2"><text:tab/>bundle them in distribution while deploying</text:p>
      <text:p text:style-name="P2"><text:tab/>need to know what jars are</text:p>
      <text:p text:style-name="P2"><text:tab/>we miss out on jars</text:p>
      <text:p text:style-name="P2"/>
      <text:p text:style-name="P3">dependency and versions </text:p>
      <text:p text:style-name="P2"><text:tab/>we have a jar and it is dependent on another jar</text:p>
      <text:p text:style-name="P2"/>
      <text:p text:style-name="P3">project structure</text:p>
      <text:p text:style-name="P2"><text:tab/>web-inf</text:p>
      <text:p text:style-name="P2"><text:tab/>libraries</text:p>
      <text:p text:style-name="P2"/>
      <text:p text:style-name="P3">build publish deploy</text:p>
      <text:p text:style-name="P3"/>
      <text:p text:style-name="P4">mvn –version</text:p>
      <text:p text:style-name="P4"/>
      <text:p text:style-name="P12">How maven helps in all above activities ?</text:p>
      <text:p text:style-name="P12">Maven is connected to online repositories where it gets its info from</text:p>
      <text:p text:style-name="P12">So internet needs to be connected all the time</text:p>
      <text:p text:style-name="P12"/>
      <text:p text:style-name="P5">mvn archetype:generate</text:p>
      <text:p text:style-name="P12"/>
      <text:p text:style-name="P12">it is used to generate maven project</text:p>
      <text:p text:style-name="P13">archetype is a maven plugin whose task is to create project structure according to available template</text:p>
      <text:p text:style-name="P13">groupId → package name</text:p>
      <text:p text:style-name="P13">artifactId → <text:span text:style-name="T1">name of war file that will be created / project name </text:span></text:p>
      <text:p text:style-name="P14">version → 1.0</text:p>
      <text:p text:style-name="P14"/>
      <text:p text:style-name="P15">To compile the app go to pom.xml directory</text:p>
      <text:p text:style-name="P6">mvn compile</text:p>
      <text:p text:style-name="P15">After compilation is done we need to package the app</text:p>
      <text:p text:style-name="P6">mvn package</text:p>
      <text:p text:style-name="P15">Above command also runs junit test cases</text:p>
      <text:p text:style-name="P15"/>
      <text:p text:style-name="P15"><text:span text:style-name="T3">java -jar app.jar </text:span>→<text:span text:style-name="T2"> <text:s/>will run main class if foll config is provided</text:span></text:p>
      <text:p text:style-name="P15"><text:soft-page-break/></text:p>
      <text:p text:style-name="P26"><text:span text:style-name="Source_20_Text">&lt;build&gt;</text:span></text:p>
      <text:p text:style-name="Preformatted_20_Text"><text:span text:style-name="Source_20_Text"><text:s text:c="2"/>&lt;plugins&gt;</text:span></text:p>
      <text:p text:style-name="Preformatted_20_Text"><text:span text:style-name="Source_20_Text"><text:s text:c="4"/>&lt;plugin&gt;</text:span></text:p>
      <text:p text:style-name="Preformatted_20_Text"><text:span text:style-name="Source_20_Text"><text:s text:c="6"/>&lt;!-- Build an executable JAR --&gt;</text:span></text:p>
      <text:p text:style-name="Preformatted_20_Text"><text:span text:style-name="Source_20_Text"><text:s text:c="6"/>&lt;groupId&gt;org.apache.maven.plugins&lt;/groupId&gt;</text:span></text:p>
      <text:p text:style-name="Preformatted_20_Text"><text:span text:style-name="Source_20_Text"><text:s text:c="6"/>&lt;artifactId&gt;maven-jar-plugin&lt;/artifactId&gt;</text:span></text:p>
      <text:p text:style-name="Preformatted_20_Text"><text:span text:style-name="Source_20_Text"><text:s text:c="6"/>&lt;version&gt;3.1.0&lt;/version&gt;</text:span></text:p>
      <text:p text:style-name="Preformatted_20_Text"><text:span text:style-name="Source_20_Text"><text:s text:c="6"/>&lt;configuration&gt;</text:span></text:p>
      <text:p text:style-name="Preformatted_20_Text"><text:span text:style-name="Source_20_Text"><text:s text:c="8"/>&lt;archive&gt;</text:span></text:p>
      <text:p text:style-name="Preformatted_20_Text"><text:span text:style-name="Source_20_Text"><text:s text:c="10"/>&lt;manifest&gt;</text:span></text:p>
      <text:p text:style-name="Preformatted_20_Text"><text:span text:style-name="Source_20_Text"><text:s text:c="12"/>&lt;addClasspath&gt;true&lt;/addClasspath&gt;</text:span></text:p>
      <text:p text:style-name="Preformatted_20_Text"><text:span text:style-name="Source_20_Text"><text:s text:c="12"/>&lt;classpathPrefix&gt;lib/&lt;/classpathPrefix&gt;</text:span></text:p>
      <text:p text:style-name="Preformatted_20_Text"><text:span text:style-name="Source_20_Text"><text:s text:c="12"/>&lt;mainClass&gt;com.mypackage.MyClass&lt;/mainClass&gt;</text:span></text:p>
      <text:p text:style-name="Preformatted_20_Text"><text:span text:style-name="Source_20_Text"><text:s text:c="10"/>&lt;/manifest&gt;</text:span></text:p>
      <text:p text:style-name="Preformatted_20_Text"><text:span text:style-name="Source_20_Text"><text:s text:c="8"/>&lt;/archive&gt;</text:span></text:p>
      <text:p text:style-name="Preformatted_20_Text"><text:span text:style-name="Source_20_Text"><text:s text:c="6"/>&lt;/configuration&gt;</text:span></text:p>
      <text:p text:style-name="Preformatted_20_Text"><text:span text:style-name="Source_20_Text"><text:s text:c="4"/>&lt;/plugin&gt;</text:span></text:p>
      <text:p text:style-name="Preformatted_20_Text"><text:span text:style-name="Source_20_Text"><text:s text:c="2"/>&lt;/plugins&gt;</text:span></text:p>
      <text:p text:style-name="P27"><text:span text:style-name="Source_20_Text">&lt;/build&gt;</text:span></text:p>
      <text:p text:style-name="P15"/>
      <text:p text:style-name="P16">Maven gets all its info from online repository</text:p>
      <text:p text:style-name="P16">Maven repository has archetype info and dependency info</text:p>
      <text:p text:style-name="P16">Archetype info is type of projects that we can create an their folder structure</text:p>
      <text:p text:style-name="P16">Dependency info is list of jars we use and jars dependent on jar we need</text:p>
      <text:p text:style-name="P16"/>
      <text:p text:style-name="P16"><text:span text:style-name="T3">mvn archetype:generate</text:span> → got archetype info and created directory structure based on provided <text:tab/><text:tab/><text:tab/><text:tab/><text:tab/>archetype</text:p>
      <text:p text:style-name="P16"/>
      <text:p text:style-name="P16"><text:tab/><text:tab/><text:tab/><text:tab/><text:span text:style-name="T7">it also created pom.xml </text:span></text:p>
      <text:p text:style-name="P16"><text:tab/><text:tab/><text:tab/><text:tab/><text:span text:style-name="T7">pom.xml has info about project and dependencies</text:span></text:p>
      <text:p text:style-name="P16"><text:tab/><text:tab/><text:tab/><text:tab/><text:span text:style-name="T8">maven will download all jars present in pom.xml</text:span></text:p>
      <text:p text:style-name="P16"/>
      <text:p text:style-name="P7">Maven in background</text:p>
      <text:p text:style-name="P7"/>
      <text:p text:style-name="P17">create project template with main class → downloaded from maven repository</text:p>
      <text:p text:style-name="P17"><text:tab/>we provided archetype (type of application we want to develop)</text:p>
      <text:p text:style-name="P17"><text:tab/><text:span text:style-name="T3">group id</text:span> → identify output we generate </text:p>
      <text:p text:style-name="P17"><text:tab/><text:span text:style-name="T3">artifact id</text:span> → artifact means jar/war/output of project , id means identification name</text:p>
      <text:p text:style-name="P17"><text:tab/><text:span text:style-name="T3">version </text:span>→ snapshot means under development/release means project is complete <text:s/></text:p>
      <text:p text:style-name="P17"><text:tab/><text:span text:style-name="T3">package</text:span> → where we need to place our source code (java main class will be assigned to this <text:tab/><text:tab/><text:tab/> <text:s text:c="6"/>package)</text:p>
      <text:p text:style-name="P17"/>
      <text:p text:style-name="P7">pom.xml </text:p>
      <text:p text:style-name="P7"/>
      <text:p text:style-name="P17"><text:tab/><text:span text:style-name="T9">contains all above info we mentioned</text:span></text:p>
      <text:p text:style-name="P17"><text:tab/><text:span text:style-name="T9">if we want to release our jar in mvnrepository , maven will identify our jar using groupid – <text:tab/>artifactid – version</text:span></text:p>
      <text:p text:style-name="P17"><text:tab/><text:span text:style-name="T10">packaging info is also present depends on application type we chose</text:span></text:p>
      <text:p text:style-name="P17"><text:tab/><text:span text:style-name="T11">scope tells maven when to use the library</text:span></text:p>
      <text:p text:style-name="P17"><text:tab/><text:span text:style-name="T12">maven also maintains a local repository</text:span></text:p>
      <text:p text:style-name="P17"><text:soft-page-break/></text:p>
      <text:p text:style-name="P8">Maven build lifecycle</text:p>
      <text:p text:style-name="P18"><text:tab/><text:span text:style-name="T13">consists of phases like gathering dependencies </text:span></text:p>
      <text:p text:style-name="P18"><text:tab/><text:span text:style-name="T13">compiling classes present <text:s/>in main and test folder</text:span></text:p>
      <text:p text:style-name="P18"><text:tab/><text:span text:style-name="T14">default behaviour of maven is it thinks that main folder has application code and test folder has <text:tab/>test code</text:span></text:p>
      <text:p text:style-name="P18"><text:tab/><text:span text:style-name="T14">there are different build phases like compile , test and package</text:span></text:p>
      <text:p text:style-name="P18"><text:tab/><text:span text:style-name="T14">once we specify phase all previous phases run eg if we specify package compile and and test<text:tab/> <text:tab/>will run too</text:span></text:p>
      <text:p text:style-name="P18"><text:tab/></text:p>
      <text:p text:style-name="P9">Some phases</text:p>
      <text:p text:style-name="P19"/>
      <text:p text:style-name="P19"><text:tab/><text:span text:style-name="T3">validate</text:span> → validates pom.xml</text:p>
      <text:p text:style-name="P19"><text:tab/><text:tab/> <text:s text:c="6"/>all config is proper</text:p>
      <text:p text:style-name="P19"><text:tab/><text:tab/> <text:s text:c="6"/><text:span text:style-name="T17">project structure</text:span></text:p>
      <text:p text:style-name="P19"><text:tab/><text:span text:style-name="T3">compile</text:span> → .java to .class</text:p>
      <text:p text:style-name="P19"><text:tab/><text:span text:style-name="T4">test</text:span><text:span text:style-name="T15"> → run test cases</text:span></text:p>
      <text:p text:style-name="P19"><text:tab/><text:span text:style-name="T5">package</text:span><text:span text:style-name="T16"> → create a package .jar .war</text:span></text:p>
      <text:p text:style-name="P19"><text:tab/><text:span text:style-name="T5">install</text:span><text:span text:style-name="T16"> → install package into a local maven repository not a server (.m2 folder in home directory → <text:s/>c:users:atul)</text:span></text:p>
      <text:p text:style-name="P19"><text:tab/><text:span text:style-name="T6">deploy</text:span><text:span text:style-name="T17"> → only if artifact is published to remote repository</text:span></text:p>
      <text:p text:style-name="P19"/>
      <text:p text:style-name="P20">all phases run in sequence if we execute test phase validate and compile will execute too</text:p>
      <text:p text:style-name="P20">if one phase fails then the phase execution stops there itself</text:p>
      <text:p text:style-name="P21">maven will always search for an dependeny in local repository if it doesnt find then it will look in online repository</text:p>
      <text:p text:style-name="P21"/>
      <text:p text:style-name="P22">to execute above phases we have foll commands</text:p>
      <text:p text:style-name="P22"/>
      <text:p text:style-name="P10">mvn validate</text:p>
      <text:p text:style-name="P10">mvn compile </text:p>
      <text:p text:style-name="P38">mvn test</text:p>
      <text:p text:style-name="P10">mvn package</text:p>
      <text:p text:style-name="P38">mvn install</text:p>
      <text:p text:style-name="P10">mvn deploy</text:p>
      <text:p text:style-name="P21"/>
      <text:p text:style-name="P23"><text:span text:style-name="T3">mvn clean</text:span> → removes .class and .jar that were generated during earlier phases</text:p>
      <text:p text:style-name="P23"><text:tab/><text:tab/>it will reset project to <text:s/>initial clean phase where we will need to <text:s/>redo all phases again</text:p>
      <text:p text:style-name="P23"/>
      <text:p text:style-name="P24">every dependency we add has a scope</text:p>
      <text:p text:style-name="P24">default scope is compile</text:p>
      <text:p text:style-name="P24">compile scope means dependency will be available during compile phase</text:p>
      <text:p text:style-name="P24"/>
      <text:p text:style-name="P25">in maven compiler plugin we can specify java source and target version of our application</text:p>
      <text:p text:style-name="P25">&lt;configuration&gt;</text:p>
      <text:p text:style-name="P25"><text:tab/>&lt;source&gt;1.5&lt;/source&gt;</text:p>
      <text:p text:style-name="P25"><text:tab/>&lt;target&gt;1.5&lt;/target&gt;</text:p>
      <text:p text:style-name="P25">&lt;/configuration&gt;</text:p>
      <text:p text:style-name="P25"/>
      <text:p text:style-name="P29"><text:soft-page-break/>Maven provides plugins which allow maven to deploy app to server</text:p>
      <text:p text:style-name="P29"/>
      <text:p text:style-name="P30">dependencies are used by our code</text:p>
      <text:p text:style-name="P30">plugins are used by maven</text:p>
      <text:p text:style-name="P30">all plugins are present inside build node</text:p>
      <text:p text:style-name="P31">&lt;build&gt;</text:p>
      <text:p text:style-name="P31"><text:tab/>&lt;plugins&gt;</text:p>
      <text:p text:style-name="P31"><text:tab/><text:tab/>&lt;plugin&gt;</text:p>
      <text:p text:style-name="P31"><text:tab/><text:tab/><text:tab/>&lt;groupId&gt;</text:p>
      <text:p text:style-name="P31"><text:tab/><text:tab/><text:tab/>&lt;artifactId&gt;</text:p>
      <text:p text:style-name="P31"><text:tab/><text:tab/><text:tab/>&lt;version&gt;</text:p>
      <text:p text:style-name="P31"><text:tab/><text:tab/>&lt;/plugin&gt;</text:p>
      <text:p text:style-name="P31"><text:tab/>&lt;/plugins&gt;</text:p>
      <text:p text:style-name="P31">&lt;/build&gt;</text:p>
      <text:p text:style-name="P31"/>
      <text:p text:style-name="P35">inbuilt jetty server</text:p>
      <text:p text:style-name="P32">&lt;!-- https://mvnrepository.com/artifact/org.mortbay.jetty/jetty-maven-plugin --&gt;</text:p>
      <text:p text:style-name="P32">&lt;plugin&gt;</text:p>
      <text:p text:style-name="P32"><text:s text:c="4"/>&lt;groupId&gt;org.mortbay.jetty&lt;/groupId&gt;</text:p>
      <text:p text:style-name="P32"><text:s text:c="4"/>&lt;artifactId&gt;jetty-maven-plugin&lt;/artifactId&gt;</text:p>
      <text:p text:style-name="P32"><text:s text:c="4"/>&lt;version&gt;8.1.16.v20140903&lt;/version&gt;</text:p>
      <text:p text:style-name="P33"><text:s text:c="4"/><text:span text:style-name="T18">&lt;configuration&gt;</text:span> <text:span text:style-name="T18">&lt;scanIntervalSeconds&gt;5&lt;/scanIntervalSeconds&gt;&lt;/configuration&gt;(allows auto scan of code for changes and display them)</text:span></text:p>
      <text:p text:style-name="P32">&lt;/plugin&gt;</text:p>
      <text:p text:style-name="P36">mvn jetty:run</text:p>
      <text:p text:style-name="P32"/>
      <text:p text:style-name="P34">convert existing project to eclipse project</text:p>
      <text:p text:style-name="P34"/>
      <text:p text:style-name="P37">mvn eclipse:eclipse</text:p>
      <text:p text:style-name="P41"/>
      <text:p text:style-name="P42">KKJavaTutorials</text:p>
      <text:p text:style-name="P42"/>
      <text:p text:style-name="P51">maven is a build automation and project management tool</text:p>
      <text:p text:style-name="P51">based on pom Project Object Model xml file</text:p>
      <text:p text:style-name="P51">it is used for build , dependency mangement ,documentation </text:p>
      <text:p text:style-name="P52">maven project architecture is pre defined it follows standard convention</text:p>
      <text:p text:style-name="P53">it creates folder for source code and test classes</text:p>
      <text:p text:style-name="P53">it also packages the app as war/jar</text:p>
      <text:p text:style-name="P53">we can store the jar on local or remote repository so that it can be reused</text:p>
      <text:p text:style-name="P53">maven has lifecycle management</text:p>
      <text:p text:style-name="P53"/>
      <text:p text:style-name="P54">in environment variable we need to set m2_home (folder location of maven)</text:p>
      <text:p text:style-name="P55">and bin folder in a separate variable</text:p>
      <text:p text:style-name="P55"/>
      <text:p text:style-name="P56">all artifacts get downloaded in .m2 directory → repository directory</text:p>
      <text:p text:style-name="P57">all artifacts will be downloaded only once</text:p>
      <text:p text:style-name="P57"><text:soft-page-break/>when maven needs an artifact first it will search in local repository and then search on remote repository</text:p>
      <text:p text:style-name="P43"/>
      <text:p text:style-name="P47">There are 2 types of dependencies in our project direct and transitive</text:p>
      <text:p text:style-name="P47"/>
      <text:p text:style-name="P47"><text:tab/>direct →<text:span text:style-name="T22"> ones inluded directly in our project</text:span></text:p>
      <text:p text:style-name="P47"><text:tab/>transitive →<text:span text:style-name="T22"> one that are indirectly importet as supporting dependencies for direct</text:span></text:p>
      <text:p text:style-name="P43"/>
      <text:p text:style-name="P44">Maven Dependency Scopes</text:p>
      <text:p text:style-name="P44"/>
      <text:p text:style-name="P58">Used to specify visibility of dependency depending on life cycle phase</text:p>
      <text:p text:style-name="P58">There are 6 dependency scopes</text:p>
      <text:p text:style-name="P58"><text:tab/><text:span text:style-name="T3">compile</text:span></text:p>
      <text:p text:style-name="P44"><text:tab/>provided</text:p>
      <text:p text:style-name="P44"><text:tab/>runtime</text:p>
      <text:p text:style-name="P44"><text:tab/>test</text:p>
      <text:p text:style-name="P44"><text:tab/>system</text:p>
      <text:p text:style-name="P44"><text:tab/>import </text:p>
      <text:p text:style-name="P44"/>
      <text:p text:style-name="P46">compile</text:p>
      <text:p text:style-name="P46"/>
      <text:p text:style-name="P65"><text:span text:style-name="T20"><text:tab/></text:span>Dependencies with this scope are available on the classpath of the project in all build tasks and <text:tab/>they're propagated to the dependent projects.</text:p>
      <text:p text:style-name="Text_20_body"><text:tab/>More importantly, these dependencies are also transitive:</text:p>
      <text:p text:style-name="Preformatted_20_Text"><text:span text:style-name="Source_20_Text"><text:tab/>&lt;dependency&gt;</text:span></text:p>
      <text:p text:style-name="Preformatted_20_Text"><text:span text:style-name="Source_20_Text"><text:tab/> <text:s text:c="3"/>&lt;groupId&gt;commons-lang&lt;/groupId&gt;</text:span></text:p>
      <text:p text:style-name="Preformatted_20_Text"><text:span text:style-name="Source_20_Text"><text:tab/> <text:s text:c="3"/>&lt;artifactId&gt;commons-lang&lt;/artifactId&gt;</text:span></text:p>
      <text:p text:style-name="Preformatted_20_Text"><text:span text:style-name="Source_20_Text"><text:tab/> <text:s text:c="3"/>&lt;version&gt;2.6&lt;/version&gt;</text:span></text:p>
      <text:p text:style-name="P72"><text:span text:style-name="Source_20_Text"><text:tab/>&lt;/dependency</text:span><text:span text:style-name="Source_20_Text"><text:span text:style-name="T23">&gt;</text:span></text:span></text:p>
      <text:p text:style-name="P45">provided</text:p>
      <text:p text:style-name="P59"/>
      <text:p text:style-name="P63"><text:span text:style-name="T20"><text:tab/></text:span>This scope is used to mark <text:span text:style-name="Strong_20_Emphasis">dependencies that should be provided at runtime by JDK or a <text:tab/>container</text:span>, hence the name.</text:p>
      <text:p text:style-name="Text_20_body"><text:tab/>A good use case for this scope would be a web application deployed in some container, where <text:tab/>the container already provides some libraries itself.</text:p>
      <text:p text:style-name="Text_20_body"><text:tab/>For example, a web server that already provides the Servlet API at runtime, thus in our project, <text:tab/>those dependencies can be defined with the <text:span text:style-name="Emphasis">provided</text:span> scope:</text:p>
      <text:p text:style-name="Text_20_body"><text:tab/><text:span text:style-name="T50">eg javax.servlet</text:span></text:p>
      <text:p text:style-name="P47">runtime</text:p>
      <text:p text:style-name="P47"/>
      <text:p text:style-name="P64"><text:span text:style-name="T21"><text:tab/></text:span><text:span text:style-name="Strong_20_Emphasis">The dependencies with this scope are required at runtime</text:span>, but they're not needed for <text:tab/>compilation of the project code. Because of that, dependencies marked with the <text:span text:style-name="Emphasis">runtime</text:span> scope <text:tab/>will be present in <text:span text:style-name="T3">runtime and test</text:span> classpath, but they will be missing from compile classpath.</text:p>
      <text:p text:style-name="Text_20_body"><text:tab/>A good example of dependencies that should use the runtime scope is a JDBC driver:</text:p>
      <text:p text:style-name="Preformatted_20_Text"><text:span text:style-name="Source_20_Text"><text:tab/>&lt;dependency&gt;</text:span></text:p>
      <text:p text:style-name="Preformatted_20_Text"><text:soft-page-break/><text:span text:style-name="Source_20_Text"><text:tab/> <text:s text:c="3"/>&lt;groupId&gt;mysql&lt;/groupId&gt;</text:span></text:p>
      <text:p text:style-name="Preformatted_20_Text"><text:span text:style-name="Source_20_Text"><text:tab/> <text:s text:c="3"/>&lt;artifactId&gt;mysql-connector-java&lt;/artifactId&gt;</text:span></text:p>
      <text:p text:style-name="Preformatted_20_Text"><text:span text:style-name="Source_20_Text"><text:tab/> <text:s text:c="3"/>&lt;version&gt;6.0.6&lt;/version&gt;</text:span></text:p>
      <text:p text:style-name="Preformatted_20_Text"><text:span text:style-name="Source_20_Text"><text:tab/> <text:s text:c="3"/>&lt;scope&gt;runtime&lt;/scope&gt;</text:span></text:p>
      <text:p text:style-name="P27"><text:span text:style-name="Source_20_Text"><text:tab/>&lt;/dependency&gt;</text:span></text:p>
      <text:p text:style-name="P48">test</text:p>
      <text:p text:style-name="P60"><text:tab/>This scope is used to indicate that dependency isn't required at standard runtime of the <text:tab/>application, but is used only for test purposes. <text:span text:style-name="Strong_20_Emphasis"><text:span text:style-name="Emphasis">Test</text:span></text:span><text:span text:style-name="Strong_20_Emphasis"> dependencies aren't transitive and are <text:tab/>only present for test and execution classpaths.</text:span> </text:p>
      <text:p text:style-name="P60"/>
      <text:p text:style-name="P67"><text:span text:style-name="Source_20_Text"><text:tab/></text:span><text:span text:style-name="Source_20_Text"><text:span text:style-name="T24">&lt;dependency&gt;</text:span></text:span></text:p>
      <text:p text:style-name="Preformatted_20_Text"><text:span text:style-name="Source_20_Text"><text:span text:style-name="T24"><text:tab/> <text:s text:c="3"/>&lt;groupId&gt;junit&lt;/groupId&gt;</text:span></text:span></text:p>
      <text:p text:style-name="Preformatted_20_Text"><text:span text:style-name="Source_20_Text"><text:span text:style-name="T24"><text:tab/> <text:s text:c="3"/>&lt;artifactId&gt;junit&lt;/artifactId&gt;</text:span></text:span></text:p>
      <text:p text:style-name="Preformatted_20_Text"><text:span text:style-name="Source_20_Text"><text:span text:style-name="T24"><text:tab/> <text:s text:c="3"/>&lt;version&gt;4.12&lt;/version&gt;</text:span></text:span></text:p>
      <text:p text:style-name="Preformatted_20_Text"><text:span text:style-name="Source_20_Text"><text:span text:style-name="T24"><text:tab/> <text:s text:c="3"/>&lt;scope&gt;test&lt;/scope&gt;</text:span></text:span></text:p>
      <text:p text:style-name="P27"><text:span text:style-name="Source_20_Text"><text:span text:style-name="T24"><text:tab/>&lt;/dependency&gt;</text:span></text:span></text:p>
      <text:p text:style-name="P73"><text:span text:style-name="Source_20_Text"><text:span text:style-name="T47">system</text:span></text:span></text:p>
      <text:p text:style-name="P73"><text:span text:style-name="Source_20_Text"><text:span text:style-name="T25"><text:tab/></text:span></text:span><text:span text:style-name="Source_20_Text"><text:span text:style-name="Strong_20_Emphasis"><text:span text:style-name="Emphasis"><text:span text:style-name="T38">System</text:span></text:span></text:span></text:span><text:span text:style-name="Source_20_Text"><text:span text:style-name="Strong_20_Emphasis"><text:span text:style-name="T38"> scope is much similar to the </text:span></text:span></text:span><text:span text:style-name="Source_20_Text"><text:span text:style-name="Strong_20_Emphasis"><text:span text:style-name="Emphasis"><text:span text:style-name="T38">provided</text:span></text:span></text:span></text:span><text:span text:style-name="Source_20_Text"><text:span text:style-name="Strong_20_Emphasis"><text:span text:style-name="T38"> scope.</text:span></text:span></text:span><text:span text:style-name="Source_20_Text"><text:span text:style-name="T38"> The main difference <text:tab/>between those two <text:tab/>scopes is that </text:span></text:span><text:span text:style-name="Source_20_Text"><text:span text:style-name="Emphasis"><text:span text:style-name="T38">system</text:span></text:span></text:span><text:span text:style-name="Source_20_Text"><text:span text:style-name="T38"> requires us to directly point to specific jar on the system.</text:span></text:span><text:span text:style-name="T37">The important <text:tab/>thing to remember is that building the project with </text:span><text:span text:style-name="Emphasis"><text:span text:style-name="T37">system</text:span></text:span><text:span text:style-name="T37"> scope dependencies <text:tab/>may fail on <text:tab/>different machines if dependencies aren't present or are located in a different place than <text:tab/>the one <text:tab/></text:span><text:span text:style-name="Emphasis"><text:span text:style-name="T37">systemPath</text:span></text:span><text:span text:style-name="T37"> points to:</text:span></text:p>
      <text:p text:style-name="Preformatted_20_Text"><text:span text:style-name="Source_20_Text"><text:tab/>&lt;dependency&gt;</text:span></text:p>
      <text:p text:style-name="Preformatted_20_Text"><text:span text:style-name="Source_20_Text"><text:tab/> <text:s text:c="3"/>&lt;groupId&gt;com.baeldung&lt;/groupId&gt;</text:span></text:p>
      <text:p text:style-name="Preformatted_20_Text"><text:span text:style-name="Source_20_Text"><text:tab/> <text:s text:c="3"/>&lt;artifactId&gt;custom-dependency&lt;/artifactId&gt;</text:span></text:p>
      <text:p text:style-name="Preformatted_20_Text"><text:span text:style-name="Source_20_Text"><text:tab/> <text:s text:c="3"/>&lt;version&gt;1.3.2&lt;/version&gt;</text:span></text:p>
      <text:p text:style-name="P69"><text:span text:style-name="Source_20_Text"><text:tab/> <text:s text:c="3"/>&lt;scope&gt;system&lt;/scope&gt; </text:span></text:p>
      <text:p text:style-name="P69"><text:span text:style-name="Source_20_Text"><text:tab/> <text:s text:c="3"/>&lt;systemPath&gt;${project.basedir}/libs/custom-dependency-1.3.2.jar</text:span></text:p>
      <text:p text:style-name="P69"><text:span text:style-name="Source_20_Text"><text:tab/> <text:s text:c="3"/>&lt;/systemPath&gt;</text:span></text:p>
      <text:p text:style-name="P27"><text:span text:style-name="Source_20_Text"><text:tab/>&lt;/dependency&gt;</text:span></text:p>
      <text:p text:style-name="P74"><text:span text:style-name="Source_20_Text"><text:span text:style-name="T30">import</text:span></text:span></text:p>
      <text:p text:style-name="P74"><text:span text:style-name="Source_20_Text"><text:span text:style-name="T30"><text:tab/></text:span></text:span><text:span text:style-name="Source_20_Text"><text:span text:style-name="Emphasis"><text:span text:style-name="T39">Import</text:span></text:span></text:span><text:span text:style-name="Source_20_Text"><text:span text:style-name="T39"> dependency scope was first introduced in Maven 2.0.9. It’s useful for a multi-<text:tab/>module <text:tab/>maven based projects. To work with it, we need to configure</text:span></text:span><text:span text:style-name="Source_20_Text"><text:span text:style-name="Emphasis"><text:span text:style-name="T39"> &lt;dependencyManagement&gt;</text:span></text:span></text:span><text:span text:style-name="Source_20_Text"><text:span text:style-name="T39"> <text:tab/>in our parent </text:span></text:span><text:span text:style-name="Source_20_Text"><text:span text:style-name="Emphasis"><text:span text:style-name="T39">POM</text:span></text:span></text:span><text:span text:style-name="Source_20_Text"><text:span text:style-name="T39">. Also,</text:span></text:span><text:span text:style-name="Source_20_Text"><text:span text:style-name="Strong_20_Emphasis"><text:span text:style-name="T39"> it’s only supported on a dependency of type – </text:span></text:span></text:span><text:span text:style-name="Source_20_Text"><text:span text:style-name="Strong_20_Emphasis"><text:span text:style-name="Emphasis"><text:span text:style-name="T39">pom </text:span></text:span></text:span></text:span><text:span text:style-name="Source_20_Text"><text:span text:style-name="Strong_20_Emphasis"><text:span text:style-name="T39">in the <text:tab/></text:span></text:span></text:span><text:span text:style-name="Source_20_Text"><text:span text:style-name="Strong_20_Emphasis"><text:span text:style-name="Emphasis"><text:span text:style-name="T39">&lt;dependencyManagement&gt;</text:span></text:span></text:span></text:span><text:span text:style-name="Source_20_Text"><text:span text:style-name="Strong_20_Emphasis"><text:span text:style-name="T39"> section.</text:span></text:span></text:span></text:p>
      <text:p text:style-name="Text_20_body"><text:span text:style-name="Strong_20_Emphasis"><text:span text:style-name="T19"><text:tab/>The idea is to be able to import managed dependencies from other projects.</text:span></text:span><text:span text:style-name="T19"> So in our effective <text:tab/></text:span><text:span text:style-name="Emphasis"><text:span text:style-name="T19">POM</text:span></text:span><text:span text:style-name="T19">, an imported dependency gets replaced with all the effective dependencies available in <text:tab/>that project.</text:span></text:p>
      <text:p text:style-name="P88"><text:span text:style-name="T19"><text:tab/></text:span><text:span text:style-name="Source_20_Text"><text:span text:style-name="T26">&lt;dependencyManagement&gt;</text:span></text:span></text:p>
      <text:p text:style-name="P88"><text:span text:style-name="Source_20_Text"><text:span text:style-name="T26"><text:tab/><text:tab/></text:span></text:span><text:span text:style-name="Source_20_Text"><text:span text:style-name="T24">&lt;dependencies&gt;</text:span></text:span></text:p>
      <text:p text:style-name="Standard"><text:span text:style-name="Source_20_Text"><text:span text:style-name="T24"><text:tab/><text:tab/><text:tab/>&lt;dependency&gt;</text:span></text:span></text:p>
      <text:p text:style-name="Standard"><text:span text:style-name="Source_20_Text"><text:span text:style-name="T24"><text:tab/><text:tab/><text:tab/><text:tab/>&lt;groupId&gt;com.programmergirl&lt;/groupId&gt;</text:span></text:span></text:p>
      <text:p text:style-name="Standard"><text:span text:style-name="Source_20_Text"><text:span text:style-name="T24"><text:tab/><text:tab/><text:tab/><text:tab/>&lt;artifactId&gt;my-project&lt;/artifactId&gt;</text:span></text:span></text:p>
      <text:p text:style-name="Standard"><text:soft-page-break/><text:span text:style-name="Source_20_Text"><text:span text:style-name="T24"><text:tab/><text:tab/><text:tab/><text:tab/>&lt;version&gt;1.1&lt;/version&gt;</text:span></text:span></text:p>
      <text:p text:style-name="Standard"><text:span text:style-name="Source_20_Text"><text:span text:style-name="T24"><text:tab/><text:tab/><text:tab/><text:tab/>&lt;type&gt;pom&lt;/type&gt;</text:span></text:span></text:p>
      <text:p text:style-name="Standard"><text:span text:style-name="Source_20_Text"><text:span text:style-name="T24"><text:tab/><text:tab/><text:tab/><text:tab/>&lt;scope&gt;import&lt;/scope&gt; </text:span></text:span></text:p>
      <text:p text:style-name="Standard"><text:span text:style-name="Source_20_Text"><text:span text:style-name="T24"><text:tab/><text:tab/><text:tab/><text:tab/>&lt;/dependency&gt;</text:span></text:span></text:p>
      <text:p text:style-name="Standard"><text:span text:style-name="Source_20_Text"><text:span text:style-name="T24"><text:tab/><text:tab/><text:tab/><text:tab/>&lt;/dependencies&gt;</text:span></text:span></text:p>
      <text:p text:style-name="Standard"><text:span text:style-name="Source_20_Text"><text:span text:style-name="T24"><text:tab/>&lt;/dependencyManagement&gt;</text:span></text:span></text:p>
      <text:p text:style-name="Text_20_body"><text:span text:style-name="T19"/></text:p>
      <text:p text:style-name="P60">dependencies with scopes <text:span text:style-name="Emphasis">provided</text:span> and <text:span text:style-name="Emphasis">test </text:span>will never be included in the main project. </text:p>
      <text:p text:style-name="P60"/>
      <text:p text:style-name="P49">Generating javadoc in maven</text:p>
      <text:p text:style-name="P61"/>
      <text:p text:style-name="P61">maven-javadoc</text:p>
      <text:p text:style-name="P66">when project is deployed using mvn install / mvn package / mvn deploy it generates javadoc</text:p>
      <text:p text:style-name="P61"/>
      <text:p text:style-name="P50">Dependency exclusion</text:p>
      <text:p text:style-name="P50"/>
      <text:p text:style-name="P62">it is used to exclude unwanted transitive dependencies</text:p>
      <text:p text:style-name="P62"/>
      <text:p text:style-name="P68"><text:span text:style-name="Source_20_Text"><text:tab/> <text:s text:c="2"/></text:span><text:span text:style-name="Source_20_Text"><text:span text:style-name="T24">&lt;dependency&gt;</text:span></text:span></text:p>
      <text:p text:style-name="Preformatted_20_Text"><text:span text:style-name="Source_20_Text"><text:span text:style-name="T24"><text:s text:c="12"/>&lt;groupId&gt;org.apache.maven.plugin-tools&lt;/groupId&gt;</text:span></text:span></text:p>
      <text:p text:style-name="Preformatted_20_Text"><text:span text:style-name="Source_20_Text"><text:span text:style-name="T24"><text:s text:c="12"/>&lt;artifactId&gt;maven-plugin-tools-api&lt;/artifactId&gt;</text:span></text:span></text:p>
      <text:p text:style-name="Preformatted_20_Text"><text:span text:style-name="Source_20_Text"><text:span text:style-name="T24"><text:s text:c="12"/>&lt;version&gt;2.5.1&lt;/version&gt;</text:span></text:span></text:p>
      <text:p text:style-name="Preformatted_20_Text"><text:span text:style-name="Source_20_Text"><text:span text:style-name="T24"><text:s text:c="12"/>&lt;exclusions&gt;</text:span></text:span></text:p>
      <text:p text:style-name="Preformatted_20_Text"><text:span text:style-name="Source_20_Text"><text:span text:style-name="T24"><text:s text:c="14"/>&lt;exclusion&gt;</text:span></text:span></text:p>
      <text:p text:style-name="Preformatted_20_Text"><text:span text:style-name="Source_20_Text"><text:span text:style-name="T24"><text:s text:c="16"/>&lt;groupId&gt;jetty&lt;/groupId&gt;</text:span></text:span></text:p>
      <text:p text:style-name="Preformatted_20_Text"><text:span text:style-name="Source_20_Text"><text:span text:style-name="T24"><text:s text:c="16"/>&lt;artifactId&gt;jetty&lt;/artifactId&gt;</text:span></text:span></text:p>
      <text:p text:style-name="Preformatted_20_Text"><text:span text:style-name="Source_20_Text"><text:span text:style-name="T24"><text:s text:c="14"/>&lt;/exclusion&gt;</text:span></text:span></text:p>
      <text:p text:style-name="Preformatted_20_Text"><text:span text:style-name="Source_20_Text"><text:span text:style-name="T24"><text:s text:c="12"/>&lt;/exclusions&gt;</text:span></text:span></text:p>
      <text:p text:style-name="P27"><text:span text:style-name="Source_20_Text"><text:span text:style-name="T24"><text:s text:c="10"/>&lt;/dependency&gt;</text:span></text:span></text:p>
      <text:p text:style-name="P75"><text:span text:style-name="Source_20_Text"><text:span text:style-name="T31">Fix missing src/main/java and src/test/java </text:span></text:span><text:span text:style-name="Source_20_Text"><text:span text:style-name="T32">in eclipse</text:span></text:span></text:p>
      <text:p text:style-name="P76"><text:span text:style-name="Source_20_Text"><text:span text:style-name="T40">right click on project go to java build path → libraries → select jre system library → edit → workspace default jre</text:span></text:span></text:p>
      <text:p text:style-name="P77"><text:span text:style-name="Source_20_Text"><text:span text:style-name="T33">What is POM ?</text:span></text:span></text:p>
      <text:p text:style-name="P78"><text:span text:style-name="Source_20_Text"><text:span text:style-name="T41">Core element of maven project</text:span></text:span></text:p>
      <text:p text:style-name="P78"><text:span text:style-name="Source_20_Text"><text:span text:style-name="T41">It is a configuration file stands for project object model</text:span></text:span></text:p>
      <text:p text:style-name="P78"><text:span text:style-name="Source_20_Text"><text:span text:style-name="T41">It is located in root directory</text:span></text:span></text:p>
      <text:p text:style-name="P78"><text:span text:style-name="Source_20_Text"><text:span text:style-name="T41">It contains info about config details , dependencies , plugins used by application</text:span></text:span></text:p>
      <text:p text:style-name="P79"><text:span text:style-name="Source_20_Text"><text:span text:style-name="T34">What is Super POM ?</text:span></text:span></text:p>
      <text:p text:style-name="P79"><text:span text:style-name="Source_20_Text"><text:span text:style-name="T42">Every pom.xml extends super pom.xml</text:span></text:span></text:p>
      <text:p text:style-name="P79"><text:span text:style-name="Source_20_Text"><text:span text:style-name="T42"/></text:span></text:p>
      <text:p text:style-name="P79"><text:soft-page-break/><text:span text:style-name="Source_20_Text"><text:span text:style-name="T42">super pom contains default config used by all child pom.xml</text:span></text:span></text:p>
      <text:p text:style-name="P79"><text:span text:style-name="Source_20_Text"><text:span text:style-name="T43">super pom contains the</text:span></text:span><text:span text:style-name="Source_20_Text"><text:span text:style-name="T42"> default project source folders structure, output directory, plug-ins required, repositories, reporting directory, which Maven will be using while executing the desired goals. </text:span></text:span></text:p>
      <text:p text:style-name="P82"><text:span text:style-name="Source_20_Text"><text:span text:style-name="T42">&lt;sourceDirectory&gt;C:\MVN\project\src\main\java&lt;/sourceDirectory&gt;</text:span></text:span><text:span text:style-name="T27"> &lt;scriptSourceDirectory&gt;src/main/scripts&lt;/scriptSourceDirectory&gt;</text:span></text:p>
      <text:p text:style-name="P83"><text:span text:style-name="T27">&lt;testSourceDirectory&gt;C:\MVN\project\src\test\java&lt;/testSourceDirectory&gt;</text:span></text:p>
      <text:p text:style-name="P83"><text:span text:style-name="T27">&lt;outputDirectory&gt;C:\MVN\project\target\classes&lt;/outputDirectory&gt;</text:span></text:p>
      <text:p text:style-name="P81">&lt;testOutputDirectory&gt;C:\MVN\project\target\test-classes&lt;/testOutputDirectory&gt;</text:p>
      <text:p text:style-name="P85"><text:span text:style-name="Source_20_Text"><text:span text:style-name="T42"><text:tab/>&lt;resources&gt;</text:span></text:span><text:span text:style-name="T27">&lt;resource&gt;</text:span></text:p>
      <text:p text:style-name="P85"><text:span text:style-name="T27"><text:tab/>&lt;mergeId&gt;resource-0&lt;/mergeId&gt;</text:span></text:p>
      <text:p text:style-name="P70"><text:s text:c="12"/>&lt;directory&gt;C:\MVN\project\src\main\resources&lt;/directory&gt;</text:p>
      <text:p text:style-name="P70"><text:s text:c="9"/>&lt;/resource&gt;</text:p>
      <text:p text:style-name="P84"><text:span text:style-name="T27"><text:s text:c="6"/>&lt;/resources&gt;</text:span></text:p>
      <text:p text:style-name="P80"><text:span text:style-name="Source_20_Text"><text:span text:style-name="T44">Super pom values can be overriden</text:span></text:span></text:p>
      <text:p text:style-name="P86"><text:span text:style-name="Source_20_Text"><text:span text:style-name="T35">Maven snapshot vs version</text:span></text:span></text:p>
      <text:p text:style-name="P86"><text:span text:style-name="Source_20_Text"><text:span text:style-name="T35"><text:tab/></text:span></text:span><text:span text:style-name="Source_20_Text"><text:span text:style-name="T45">under development not allowed for releases</text:span></text:span></text:p>
      <text:p text:style-name="P86"><text:span text:style-name="Source_20_Text"><text:span text:style-name="T45"><text:tab/>snapshots might get updates</text:span></text:span></text:p>
      <text:p text:style-name="P86"><text:span text:style-name="Source_20_Text"><text:span text:style-name="T45"><text:tab/>version means final release that can be used</text:span></text:span></text:p>
      <text:p text:style-name="P87"><text:span text:style-name="Source_20_Text"><text:span text:style-name="T36">Apache maven profiles → kkjavatutorials</text:span></text:span></text:p>
      <text:p text:style-name="P87"><text:span text:style-name="Source_20_Text"><text:span text:style-name="T36">settings.xml → kkjavatutorials</text:span></text:span></text:p>
      <text:p text:style-name="P87"><text:span text:style-name="Source_20_Text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2-27T19:31:17.417000000</dc:date>
    <meta:editing-duration>PT7H37M49S</meta:editing-duration>
    <meta:editing-cycles>99</meta:editing-cycles>
    <meta:document-statistic meta:table-count="0" meta:image-count="0" meta:object-count="0" meta:page-count="8" meta:paragraph-count="257" meta:word-count="1531" meta:character-count="11513" meta:non-whitespace-character-count="9645"/>
  </office:meta>
</office:document-meta>
</file>